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T1" style:family="text">
      <style:text-properties fo:font-family="'Courier New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2.159cm" svg:x="1.508cm" svg:y="1.552cm">
          <text:p text:style-name="P1">“John”</text:p>
        </draw:rect>
        <draw:rect draw:style-name="gr1" draw:text-style-name="P1" draw:layer="layout" svg:width="6.35cm" svg:height="2.159cm" svg:x="1.508cm" svg:y="5.743cm">
          <text:p text:style-name="P1">“Max”</text:p>
        </draw:rect>
        <draw:rect draw:style-name="gr1" draw:text-style-name="P1" draw:layer="layout" svg:width="6.35cm" svg:height="2.159cm" svg:x="1.508cm" svg:y="9.553cm">
          <text:p text:style-name="P1">“Christine”</text:p>
        </draw:rect>
        <draw:rect draw:style-name="gr1" draw:text-style-name="P1" draw:layer="layout" svg:width="6.35cm" svg:height="2.159cm" svg:x="1.508cm" svg:y="13.744cm">
          <text:p text:style-name="P1">“Maria”</text:p>
        </draw:rect>
        <draw:rect draw:style-name="gr1" draw:text-style-name="P1" draw:layer="layout" svg:width="2.032cm" svg:height="2.159cm" svg:x="12.303cm" svg:y="1.552cm">
          <text:p text:style-name="P1">19</text:p>
        </draw:rect>
        <draw:line draw:style-name="gr2" draw:text-style-name="P1" draw:layer="layout" svg:x1="7.858cm" svg:y1="2.441cm" svg:x2="12.303cm" svg:y2="2.441cm">
          <text:p/>
        </draw:line>
        <draw:rect draw:style-name="gr3" draw:text-style-name="P1" draw:layer="layout" svg:width="16.51cm" svg:height="15.875cm" svg:x="1cm" svg:y="1.044cm">
          <text:p/>
        </draw:rect>
        <draw:frame draw:style-name="gr4" draw:text-style-name="P2" draw:layer="layout" svg:width="6.985cm" svg:height="1.901cm" svg:x="5.826cm" svg:y="16.919cm">
          <draw:text-box>
            <text:p text:style-name="P1"><text:span text:style-name="T1">ages</text:span></text:p>
          </draw:text-box>
        </draw:frame>
        <draw:frame draw:style-name="gr4" draw:text-style-name="P2" draw:layer="layout" svg:width="3.175cm" svg:height="1.901cm" svg:x="7.604cm" svg:y="2.822cm">
          <draw:text-box>
            <text:p text:style-name="P1"><text:span text:style-name="T1">string</text:span></text:p>
          </draw:text-box>
        </draw:frame>
        <draw:frame draw:style-name="gr4" draw:text-style-name="P2" draw:layer="layout" svg:width="2.159cm" svg:height="1.901cm" svg:x="14.335cm" svg:y="2.822cm">
          <draw:text-box>
            <text:p text:style-name="P1"><text:span text:style-name="T1">int</text:span></text:p>
          </draw:text-box>
        </draw:frame>
        <draw:rect draw:style-name="gr1" draw:text-style-name="P1" draw:layer="layout" svg:width="2.032cm" svg:height="2.159cm" svg:x="12.303cm" svg:y="5.874cm">
          <text:p text:style-name="P1">19</text:p>
        </draw:rect>
        <draw:line draw:style-name="gr2" draw:text-style-name="P1" draw:layer="layout" svg:x1="7.858cm" svg:y1="6.763cm" svg:x2="12.303cm" svg:y2="6.763cm">
          <text:p/>
        </draw:line>
        <draw:frame draw:style-name="gr4" draw:text-style-name="P2" draw:layer="layout" svg:width="3.175cm" svg:height="1.901cm" svg:x="7.604cm" svg:y="7.144cm">
          <draw:text-box>
            <text:p text:style-name="P1"><text:span text:style-name="T1">string</text:span></text:p>
          </draw:text-box>
        </draw:frame>
        <draw:frame draw:style-name="gr4" draw:text-style-name="P2" draw:layer="layout" svg:width="2.159cm" svg:height="1.901cm" svg:x="14.335cm" svg:y="7.144cm">
          <draw:text-box>
            <text:p text:style-name="P1"><text:span text:style-name="T1">int</text:span></text:p>
          </draw:text-box>
        </draw:frame>
        <draw:rect draw:style-name="gr1" draw:text-style-name="P1" draw:layer="layout" svg:width="2.032cm" svg:height="2.159cm" svg:x="12.303cm" svg:y="9.557cm">
          <text:p text:style-name="P1">20</text:p>
        </draw:rect>
        <draw:line draw:style-name="gr2" draw:text-style-name="P1" draw:layer="layout" svg:x1="7.858cm" svg:y1="10.446cm" svg:x2="12.303cm" svg:y2="10.446cm">
          <text:p/>
        </draw:line>
        <draw:frame draw:style-name="gr4" draw:text-style-name="P2" draw:layer="layout" svg:width="3.175cm" svg:height="1.901cm" svg:x="7.604cm" svg:y="10.827cm">
          <draw:text-box>
            <text:p text:style-name="P1"><text:span text:style-name="T1">string</text:span></text:p>
          </draw:text-box>
        </draw:frame>
        <draw:frame draw:style-name="gr4" draw:text-style-name="P2" draw:layer="layout" svg:width="2.159cm" svg:height="1.901cm" svg:x="14.335cm" svg:y="10.827cm">
          <draw:text-box>
            <text:p text:style-name="P1"><text:span text:style-name="T1">int</text:span></text:p>
          </draw:text-box>
        </draw:frame>
        <draw:rect draw:style-name="gr1" draw:text-style-name="P1" draw:layer="layout" svg:width="2.032cm" svg:height="2.159cm" svg:x="12.303cm" svg:y="13.744cm">
          <text:p text:style-name="P1">18</text:p>
        </draw:rect>
        <draw:line draw:style-name="gr2" draw:text-style-name="P1" draw:layer="layout" svg:x1="7.858cm" svg:y1="14.633cm" svg:x2="12.303cm" svg:y2="14.633cm">
          <text:p/>
        </draw:line>
        <draw:frame draw:style-name="gr4" draw:text-style-name="P2" draw:layer="layout" svg:width="3.175cm" svg:height="1.901cm" svg:x="7.604cm" svg:y="15.014cm">
          <draw:text-box>
            <text:p text:style-name="P1"><text:span text:style-name="T1">string</text:span></text:p>
          </draw:text-box>
        </draw:frame>
        <draw:frame draw:style-name="gr4" draw:text-style-name="P2" draw:layer="layout" svg:width="2.159cm" svg:height="1.901cm" svg:x="14.335cm" svg:y="15.014cm">
          <draw:text-box>
            <text:p text:style-name="P1"><text:span text:style-name="T1">int</text:span></text:p>
          </draw:text-box>
        </draw:frame>
        <draw:frame draw:style-name="gr5" draw:text-style-name="P2" draw:layer="layout" svg:width="7.112cm" svg:height="1.012cm" svg:x="17.51cm" svg:y="6.636cm">
          <draw:text-box>
            <text:p text:style-name="P1"><text:span text:style-name="T1">map&lt;string,int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Hansen</meta:initial-creator>
    <meta:creation-date>2013-04-06T10:04:09.16</meta:creation-date>
    <dc:date>2013-11-26T14:28:02.26</dc:date>
    <dc:creator>Jeremy Hansen</dc:creator>
    <meta:editing-duration>PT12M32S</meta:editing-duration>
    <meta:editing-cycles>2</meta:editing-cycles>
    <meta:generator>OpenOffice.org/3.4.1$Win32 OpenOffice.org_project/341m1$Build-9593</meta:generator>
    <meta:document-statistic meta:object-count="23"/>
  </office:meta>
</office:document-meta>
</file>